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050000189AC70F3AA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imes New Roman1" svg:font-family="'Times New Roman', serif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50%"/>
      <style:text-properties fo:color="#000000" style:font-name="Consolas" fo:font-size="9pt" style:font-name-asian="Consolas" style:font-size-asian="9pt" style:font-name-complex="Consolas" style:font-size-complex="9pt"/>
    </style:style>
    <style:style style:name="P10" style:family="paragraph" style:parent-style-name="Standard">
      <style:paragraph-properties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style:text-autospace="none"/>
      <style:text-properties fo:font-size="9pt" style:font-size-asian="9pt" style:font-size-complex="9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5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9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20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21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22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4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25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26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style:font-name="Times New Roman" fo:font-size="14pt" style:font-size-asian="14pt" style:font-name-complex="Times New Roman2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5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6" style:family="text">
      <style:text-properties fo:color="#000000" style:font-name="Times New Roman" fo:font-size="14pt" fo:language="en" fo:country="US" style:font-name-asian="Consolas" style:font-size-asian="14pt" style:font-name-complex="Consolas" style:font-size-complex="14pt"/>
    </style:style>
    <style:style style:name="T7" style:family="text">
      <style:text-properties fo:color="#000000" style:font-name="Times New Roman" fo:font-size="14pt" fo:language="en" fo:country="US" style:font-size-asian="14pt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T9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10" style:family="text">
      <style:text-properties fo:color="#000000" style:font-name="Consolas" style:font-name-asian="Consolas" style:font-name-complex="Consolas"/>
    </style:style>
    <style:style style:name="T11" style:family="text">
      <style:text-properties fo:language="en" fo:country="US"/>
    </style:style>
    <style:style style:name="T12" style:family="text">
      <style:text-properties fo:color="#0000ff" style:font-name="Consolas" style:font-name-asian="Consolas" style:font-name-complex="Consolas"/>
    </style:style>
    <style:style style:name="T13" style:family="text">
      <style:text-properties fo:color="#0000ff" fo:language="en" fo:country="US"/>
    </style:style>
    <style:style style:name="T14" style:family="text">
      <style:text-properties fo:language="ru" fo:country="RU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 </text:p>
      <text:p text:style-name="P14">Федеральное государственное бюджетное образовательное учреждение </text:p>
      <text:p text:style-name="P14">высшего образования «Тульский государственный университет» </text:p>
      <text:p text:style-name="P14">Кафедра вычислительной техники </text:p>
      <text:p text:style-name="P14"/>
      <text:p text:style-name="P14">Отчет по лабораторной работе №<text:span text:style-name="T11">4</text:span></text:p>
      <text:p text:style-name="P19"><text:bookmark text:name="_Toc18424205"/>Визуальное проектирование программ в среде <text:span text:style-name="T11">VisualStudio</text:span>. Диалоги. </text:p>
      <text:p text:style-name="P18"><text:span text:style-name="T15">. Язык С</text:span><text:span text:style-name="T16">#.</text:span></text:p>
      <text:p text:style-name="P17"/>
      <text:p text:style-name="P15"/>
      <text:p text:style-name="P22">Выполнил студент группы 220681</text:p>
      <text:p text:style-name="P22">Гришанов Александр Александрович</text:p>
      <text:p text:style-name="P22"/>
      <text:p text:style-name="P22">Провер<text:span text:style-name="T15">ил:</text:span></text:p>
      <text:p text:style-name="P23">Асс. Демидова Анастасия Владимировна</text:p>
      <text:p text:style-name="P23"/>
      <text:p text:style-name="P22"/>
      <text:p text:style-name="P21"/>
      <text:p text:style-name="P21"/>
      <text:p text:style-name="P21"/>
      <text:p text:style-name="P21"><text:s text:c="2"/></text:p>
      <text:p text:style-name="P14"/>
      <text:p text:style-name="P14"/>
      <text:p text:style-name="P14"/>
      <text:p text:style-name="P14">Тула 2019</text:p>
      <text:p text:style-name="P16"><text:soft-page-break/>1. Цель <text:span text:style-name="T14">и задание </text:span>работы </text:p>
      <text:p text:style-name="P20"><text:span text:style-name="T7"><text:tab/></text:span><text:span text:style-name="T7">Спроектировать приложение, интерфейс которого включает форму, многострочный элемент вывода TextBox, элемент диалога SaveFileDialog и кнопку. </text:span><text:span text:style-name="T17">При клике по кнопке в файл, заданный в элементе диалога saveFileDialog1, выводится строки текста из элемента вывода textBox1</text:span></text:p>
      <text:p text:style-name="P25"/>
      <text:p text:style-name="P25">2. Алгоритмы</text:p>
      <text:p text:style-name="P1"><text:span text:style-name="T4">2.</text:span><text:span text:style-name="T5">2</text:span><text:span text:style-name="T4"> Алгоритмы:</text:span></text:p>
      <text:p text:style-name="P1"><text:span text:style-name="T1"><text:tab/></text:span><text:span text:style-name="T9">Применяется вывод диалогового окна проводника </text:span><text:span text:style-name="T6">windows </text:span><text:span text:style-name="T9">методом </text:span><text:span text:style-name="T6">saveFileDialog1.ShowDialog()</text:span><text:span text:style-name="T9"> для создания и сохранения файла. Для сохранения самого текста применяется метод класса </text:span><text:span text:style-name="T6">File WriteAllText();</text:span></text:p>
      <text:p text:style-name="P11"><text:span text:style-name="T1"><text:tab/>2</text:span><text:span text:style-name="T4">.3 Тестирование:</text:span></text:p>
      <text:p text:style-name="P11"><text:span text:style-name="T1"><text:tab/><text:tab/></text:span><text:span text:style-name="T3">3.3.1 Тестирование программы для задачи 1</text:span></text:p>
      <text:p text:style-name="P24">Работает исправно - <text:span text:style-name="T14">при нажатии на кнопку сохраняется текст.</text:span></text:p>
      <text:p text:style-name="P3"><text:tab/></text:p>
      <text:p text:style-name="P5">Список литературы</text:p>
      <text:p text:style-name="P11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/text:p>
      <text:p text:style-name="P9"><text:span text:style-name="T13">private</text:span><text:span text:style-name="T11"> </text:span><text:span text:style-name="T13">void</text:span><text:span text:style-name="T11"> button2_Click(</text:span><text:span text:style-name="T13">object</text:span><text:span text:style-name="T11"> sender, EventArgs e)</text:span></text:p>
      <text:p text:style-name="P10"><text:s text:c="8"/>{</text:p>
      <text:p text:style-name="P13"><text:span text:style-name="T10"><text:s text:c="12"/></text:span><text:span text:style-name="T12">if</text:span><text:span text:style-name="T10">(saveFileDialog1.ShowDialog() == DialogResult.OK)</text:span></text:p>
      <text:p text:style-name="P10"><text:s text:c="12"/>{</text:p>
      <text:p text:style-name="P10"><text:s text:c="16"/>File.WriteAllText(saveFileDialog1.FileName, textBox3.Text);</text:p>
      <text:p text:style-name="P10"><text:s text:c="12"/>}</text:p>
      <text:p text:style-name="P10"><text:s text:c="8"/>}</text:p>
      <text:p text:style-name="P4">Приложение 1.2</text:p>
      <text:p text:style-name="P2">Тест задания 1</text:p>
      <text:p text:style-name="P2"><draw:frame draw:style-name="fr1" draw:name="Графический объект1" text:anchor-type="paragraph" svg:width="5.637cm" svg:height="6.299cm" draw:z-index="0"><draw:image xlink:href="Pictures/20000007000016050000189AC70F3AA0.svm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12"><text:span text:style-name="T8">З</text:span><text:span text:style-name="T2">адание на защит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imes New Roman1" svg:font-family="'Times New Roman', serif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13</meta:editing-cycles>
    <meta:print-date>2019-02-25T16:45:00</meta:print-date>
    <meta:creation-date>2019-04-02T15:10:00</meta:creation-date>
    <dc:date>2019-09-23T21:27:56.74</dc:date>
    <meta:editing-duration>PT5H12M20S</meta:editing-duration>
    <meta:generator>OpenOffice/4.1.6$Win32 OpenOffice.org_project/416m1$Build-9790</meta:generator>
    <meta:document-statistic meta:table-count="0" meta:image-count="1" meta:object-count="0" meta:page-count="3" meta:paragraph-count="38" meta:word-count="173" meta:character-count="1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